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2F3474565B52F5A2.png" manifest:media-type="image/png"/>
  <manifest:file-entry manifest:full-path="Pictures/100000000000025D000001546A75EF6116DDA933.png" manifest:media-type="image/png"/>
  <manifest:file-entry manifest:full-path="Pictures/100000000000025D00000154E95017D42132A559.png" manifest:media-type="image/png"/>
  <manifest:file-entry manifest:full-path="Pictures/100000000000025D00000154111E99DD5FC8BB7C.png" manifest:media-type="image/png"/>
  <manifest:file-entry manifest:full-path="Pictures/100002010000064000000384E58FCD1AF66A9160.png" manifest:media-type="image/png"/>
  <manifest:file-entry manifest:full-path="Pictures/100002010000064000000384C98DA8F72EB78866.png" manifest:media-type="image/png"/>
  <manifest:file-entry manifest:full-path="Pictures/100002010000064000000384583C044B4B3F0371.png" manifest:media-type="image/png"/>
  <manifest:file-entry manifest:full-path="Pictures/100002010000064000000384AF7E1763EA2B052B.png" manifest:media-type="image/png"/>
  <manifest:file-entry manifest:full-path="Pictures/100000000000025D0000015444A384881E18D7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2.1189in, 11.0429in, 6.0874in, 0.38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2.139in, 8.5272in, 3.5508in, 0.345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2.1425in, 8.5528in, 3.6252in, 0.385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1409in, 8.4752in, 3.5484in, 0.423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Image1" text:anchor-type="paragraph" svg:width="5.5201in" svg:height="2.6098in" draw:z-index="6"><draw:image xlink:href="Pictures/100002010000064000000384C98DA8F72EB788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1555in" svg:y="0.0008in" svg:width="6.2992in" svg:height="3.5429in" draw:z-index="0"><draw:image xlink:href="Pictures/100000000000025D000001542F3474565B52F5A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Image2" text:anchor-type="paragraph" svg:width="5.8181in" svg:height="2.7154in" draw:z-index="7"><draw:image xlink:href="Pictures/100002010000064000000384583C044B4B3F03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6.2992in" svg:height="3.5429in" draw:z-index="1"><draw:image xlink:href="Pictures/100000000000025D00000154E95017D42132A5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3" text:anchor-type="paragraph" svg:width="6.0673in" svg:height="2.8783in" draw:z-index="8"><draw:image xlink:href="Pictures/100002010000064000000384AF7E1763EA2B052B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6" text:anchor-type="paragraph" svg:x="0.0201in" svg:y="1.0846in" svg:width="6.2992in" svg:height="3.5429in" draw:z-index="2"><draw:image xlink:href="Pictures/100000000000025D0000015444A384881E18D7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5.3583in" svg:height="1.1945in" draw:z-index="3"><draw:image xlink:href="Pictures/100002010000064000000384E58FCD1AF66A9160.png" xlink:type="simple" xlink:show="embed" xlink:actuate="onLoad" loext:mime-type="image/png"/></draw:frame><draw:frame draw:style-name="fr1" draw:name="Image8" text:anchor-type="paragraph" svg:x="0.1244in" svg:y="1.6043in" svg:width="6.2992in" svg:height="3.5429in" draw:z-index="4"><draw:image xlink:href="Pictures/100000000000025D000001546A75EF6116DDA933.png" xlink:type="simple" xlink:show="embed" xlink:actuate="onLoad" loext:mime-type="image/png"/></draw:frame><draw:frame draw:style-name="fr1" draw:name="Image9" text:anchor-type="paragraph" svg:x="0.1244in" svg:y="5.6874in" svg:width="6.298in" svg:height="3.5453in" draw:z-index="5"><draw:image xlink:href="Pictures/100000000000025D00000154111E99DD5FC8BB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30:51.887384619</meta:creation-date>
    <dc:date>2018-03-28T12:43:33.285773867</dc:date>
    <meta:editing-duration>PT23M4S</meta:editing-duration>
    <meta:editing-cycles>7</meta:editing-cycles>
    <meta:generator>LibreOffice/5.4.5.1$Linux_X86_64 LibreOffice_project/40m0$Build-1</meta:generator>
    <meta:document-statistic meta:table-count="0" meta:image-count="9" meta:object-count="0" meta:page-count="4" meta:paragraph-count="0" meta:word-count="0" meta:character-count="0" meta:non-whitespace-character-count="0"/>
  </office:meta>
</office:document-meta>
</file>